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3" style:family="paragraph" style:parent-style-name="Standard">
      <style:text-properties officeooo:rsid="0003e173" officeooo:paragraph-rsid="0003e173"/>
    </style:style>
    <style:style style:name="P4" style:family="paragraph" style:parent-style-name="Standard">
      <style:text-properties style:text-underline-style="none" officeooo:rsid="0003e173" officeooo:paragraph-rsid="0003e173"/>
    </style:style>
    <style:style style:name="P5" style:family="paragraph" style:parent-style-name="Standard">
      <style:text-properties officeooo:rsid="00034a3d" officeooo:paragraph-rsid="00034a3d"/>
    </style:style>
    <style:style style:name="P6" style:family="paragraph" style:parent-style-name="Standard">
      <style:text-properties officeooo:rsid="00034a3d" officeooo:paragraph-rsid="0005a201"/>
    </style:style>
    <style:style style:name="P7" style:family="paragraph" style:parent-style-name="Standard">
      <style:text-properties officeooo:rsid="00043a5c" officeooo:paragraph-rsid="00043a5c"/>
    </style:style>
    <style:style style:name="P8" style:family="paragraph" style:parent-style-name="Standard">
      <style:text-properties officeooo:rsid="00043a5c" officeooo:paragraph-rsid="0005a201"/>
    </style:style>
    <style:style style:name="P9" style:family="paragraph" style:parent-style-name="Standard">
      <style:text-properties officeooo:rsid="00043a5c" officeooo:paragraph-rsid="0006bb64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11" style:family="paragraph" style:parent-style-name="Standard">
      <style:text-properties officeooo:rsid="0003e173" officeooo:paragraph-rsid="0003e173"/>
    </style:style>
    <style:style style:name="P12" style:family="paragraph" style:parent-style-name="Standard">
      <style:text-properties officeooo:rsid="0005a201" officeooo:paragraph-rsid="0005a201"/>
    </style:style>
    <style:style style:name="P13" style:family="paragraph" style:parent-style-name="Standard">
      <style:text-properties officeooo:rsid="0005a201" officeooo:paragraph-rsid="0006bb64"/>
    </style:style>
    <style:style style:name="P14" style:family="paragraph" style:parent-style-name="Standard">
      <style:text-properties officeooo:rsid="0006bb64" officeooo:paragraph-rsid="0006bb64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a201"/>
    </style:style>
    <style:style style:name="T5" style:family="text">
      <style:text-properties officeooo:rsid="00043a5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3be2b"/>
    </style:style>
    <style:style style:name="T8" style:family="text">
      <style:text-properties officeooo:rsid="0005a201"/>
    </style:style>
    <style:style style:name="T9" style:family="text">
      <style:text-properties officeooo:rsid="0006bb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 In Activity</text:p>
      <text:p text:style-name="P1"/>
      <text:p text:style-name="P1"><text:span text:style-name="T2">S</text:span>ervicio: /<text:span text:style-name="T2">logIn (POST)</text:span></text:p>
      <text:p text:style-name="P1"><text:span text:style-name="T6">cliente manda: </text:span></text:p>
      <text:p text:style-name="P7">{</text:p>
      <text:p text:style-name="P7"><text:s text:c="3"/>"logInService" : {</text:p>
      <text:p text:style-name="P7"><text:s text:c="6"/>"username" : &lt;username&gt;,</text:p>
      <text:p text:style-name="P7"><text:s text:c="6"/>"password" : &lt;<text:span text:style-name="T8">md5_</text:span>password&gt;</text:p>
      <text:p text:style-name="P7"><text:s text:c="3"/>}</text:p>
      <text:p text:style-name="P7">}</text:p>
      <text:p text:style-name="P7"/>
      <text:p text:style-name="P3"><text:span text:style-name="T6">servidor responde</text:span>: </text:p>
      <text:p text:style-name="P7">{</text:p>
      <text:p text:style-name="P7"><text:s text:c="3"/>"user" : {</text:p>
      <text:p text:style-name="P7"><text:s text:c="6"/>"location" : &lt;user_location&gt;,</text:p>
      <text:p text:style-name="P7"><text:s text:c="6"/>"status" : &lt;user_status&gt;,</text:p>
      <text:p text:style-name="P8"><text:s text:c="6"/>"<text:span text:style-name="T8">profile_picture</text:span>" : &lt;<text:span text:style-name="T8">base64_picture</text:span>&gt;,</text:p>
      <text:p text:style-name="P7"><text:s text:c="6"/>"username" : &lt;username&gt;</text:p>
      <text:p text:style-name="P7"><text:s text:c="3"/>}</text:p>
      <text:p text:style-name="P7">}</text:p>
      <text:p text:style-name="P3"/>
      <text:p text:style-name="P3"><text:span text:style-name="T5">O mensaje de error en caso de falla.</text:span><text:tab/></text:p>
      <text:p text:style-name="P1"/>
      <text:p text:style-name="P10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8">{</text:p>
      <text:p text:style-name="P8"><text:s text:c="3"/>"<text:span text:style-name="T4">signUp</text:span><text:span text:style-name="T3">Service</text:span>" : {</text:p>
      <text:p text:style-name="P8"><text:s text:c="6"/>"username" : &lt;username&gt;,</text:p>
      <text:p text:style-name="P8"><text:s text:c="6"/>"password" : &lt;<text:span text:style-name="T8">md5_</text:span>password&gt;</text:p>
      <text:p text:style-name="P8"><text:s text:c="3"/>}</text:p>
      <text:p text:style-name="P8">}</text:p>
      <text:p text:style-name="P8"/>
      <text:p text:style-name="P3">servidor responde igual que en logIn.</text:p>
      <text:p text:style-name="P1"/>
      <text:p text:style-name="P10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, <text:span text:style-name="T2">location, profile picture.</text:span></text:p>
      <text:p text:style-name="P8">{</text:p>
      <text:p text:style-name="P8"><text:s text:c="3"/>"user" : {</text:p>
      <text:p text:style-name="P8"><text:s text:c="6"/>"location" : &lt;<text:span text:style-name="T8">new</text:span>_location&gt;,</text:p>
      <text:p text:style-name="P8"><text:s text:c="6"/>"status" : &lt;<text:span text:style-name="T8">new</text:span>_status&gt;,</text:p>
      <text:p text:style-name="P8"><text:s text:c="6"/>"<text:span text:style-name="T8">profile_picture</text:span>" : &lt;<text:span text:style-name="T8">new_base64_valid_picture</text:span>&gt;,</text:p>
      <text:p text:style-name="P8"><text:s text:c="6"/>"username" : &lt;username&gt;</text:p>
      <text:p text:style-name="P8"><text:s text:c="6"/>"<text:span text:style-name="T8">password</text:span>" : &lt;<text:span text:style-name="T4">md5_password</text:span>&gt;</text:p>
      <text:p text:style-name="P8"><text:s text:c="3"/>}</text:p>
      <text:p text:style-name="P8">}</text:p>
      <text:p text:style-name="P3">Servidor responde igual que en logIn (con los datos actualizados)<text:span text:style-name="T3">.</text:span></text:p>
      <text:p text:style-name="P4"/>
      <text:p text:style-name="P1"/>
      <text:p text:style-name="P10"><text:soft-page-break/>Chats Activity</text:p>
      <text:p text:style-name="P1"/>
      <text:p text:style-name="P1"><text:span text:style-name="T6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8">username” y “password” (encriptada en md5)</text:span></text:p>
      <text:p text:style-name="P1"/>
      <text:p text:style-name="P3">servidor responde:</text:p>
      <text:p text:style-name="P3"/>
      <text:p text:style-name="P12">{</text:p>
      <text:p text:style-name="P13"><text:s text:c="3"/>"new_messages" : <text:span text:style-name="T9">{</text:span></text:p>
      <text:p text:style-name="P13"><text:tab/>"<text:span text:style-name="T9">message</text:span>" :<text:span text:style-name="T9"> </text:span>[ &lt;vector de Messages&gt; <text:s/>],</text:p>
      <text:p text:style-name="P13"><text:tab/>"<text:span text:style-name="T9">numberOfMessages</text:span>" :<text:span text:style-name="T9">&lt;int&gt;</text:span></text:p>
      <text:p text:style-name="P14"><text:s text:c="3"/>}</text:p>
      <text:p text:style-name="P12">}</text:p>
      <text:p text:style-name="P12"/>
      <text:p text:style-name="P12">estructura de un Message:</text:p>
      <text:p text:style-name="P12">{</text:p>
      <text:p text:style-name="P12"><text:s text:c="3"/>"message" : {</text:p>
      <text:p text:style-name="P12"><text:s text:c="6"/>"msg_date" : "15/04/2015",</text:p>
      <text:p text:style-name="P12"><text:s text:c="6"/>"msg_fromID" : &lt;user emisor&gt;,</text:p>
      <text:p text:style-name="P12"><text:s text:c="6"/>"msg_text" : &lt;mensaje&gt;,</text:p>
      <text:p text:style-name="P12"><text:s text:c="6"/>"msg_time" : "06:55",</text:p>
      <text:p text:style-name="P12"><text:s text:c="6"/>"msg_toID" : &lt;user receptor&gt;</text:p>
      <text:p text:style-name="P12"><text:s text:c="3"/>}</text:p>
      <text:p text:style-name="P12">}</text:p>
      <text:p text:style-name="P3"/>
      <text:p text:style-name="P1"><text:span text:style-name="T6">servicio: /currentChats</text:span> <text:span text:style-name="T2">(GET)</text:span></text:p>
      <text:p text:style-name="P6">cliente manda <text:span text:style-name="T2">parametros</text:span>: “<text:span text:style-name="T8">username” y “password” (encriptada en md5)</text:span></text:p>
      <text:p text:style-name="P3">Servidor responde:</text:p>
      <text:p text:style-name="P3"/>
      <text:p text:style-name="P9">{</text:p>
      <text:p text:style-name="P9"><text:s text:c="3"/>"<text:span text:style-name="T9">currentChats</text:span>" : <text:span text:style-name="T9">{</text:span></text:p>
      <text:p text:style-name="P9"><text:tab/>"<text:span text:style-name="T9">chatsWith</text:span>" : <text:span text:style-name="T9">[ &lt;vector de Users&gt; ],</text:span></text:p>
      <text:p text:style-name="P9"><text:tab/>"<text:span text:style-name="T9">numberOfChats</text:span>" : <text:span text:style-name="T9">&lt;int&gt;</text:span></text:p>
      <text:p text:style-name="P9"><text:s text:c="3"/><text:span text:style-name="T9">}</text:span></text:p>
      <text:p text:style-name="P9">}</text:p>
      <text:p text:style-name="P9"/>
      <text:p text:style-name="P14">estructura de un User:</text:p>
      <text:p text:style-name="P14">{</text:p>
      <text:p text:style-name="P9"><text:s text:c="3"/>"user" : {</text:p>
      <text:p text:style-name="P9"><text:s text:c="6"/>"location" : &lt;user_location&gt;,</text:p>
      <text:p text:style-name="P9"><text:s text:c="6"/>"status" : &lt;user_status&gt;,</text:p>
      <text:p text:style-name="P9"><text:s text:c="6"/>"<text:span text:style-name="T8">profile_picture</text:span>" : &lt;<text:span text:style-name="T8">base64_picture</text:span>&gt;,</text:p>
      <text:p text:style-name="P9"><text:s text:c="6"/>"username" : &lt;username&gt;</text:p>
      <text:p text:style-name="P9"><text:s text:c="3"/>}</text:p>
      <text:p text:style-name="P14">}</text:p>
      <text:p text:style-name="P1"/>
      <text:p text:style-name="P1">servicio: /users <text:span text:style-name="T2">(GET)</text:span></text:p>
      <text:p text:style-name="P6">cliente manda <text:span text:style-name="T2">parametros</text:span>: “<text:span text:style-name="T8">username” y “password” (encriptada en md5)</text:span></text:p>
      <text:p text:style-name="P3">Servidor responde:</text:p>
      <text:p text:style-name="P3"/>
      <text:p text:style-name="P3"/>
      <text:p text:style-name="P3"/>
      <text:p text:style-name="P9"><text:soft-page-break/>{</text:p>
      <text:p text:style-name="P9"><text:s text:c="3"/>"<text:span text:style-name="T9">registeredUsers</text:span>": <text:span text:style-name="T9">{</text:span></text:p>
      <text:p text:style-name="P9"><text:s text:c="3"/><text:tab/>"<text:span text:style-name="T9">users</text:span>" : <text:span text:style-name="T9">[ &lt;vector de Users&gt; ],</text:span></text:p>
      <text:p text:style-name="P9"><text:s text:c="3"/><text:tab/>"<text:span text:style-name="T9">numberOfUsers</text:span>" : <text:span text:style-name="T9">&lt;int&gt;</text:span><text:tab/></text:p>
      <text:p text:style-name="P9"><text:s text:c="3"/><text:span text:style-name="T9">}</text:span></text:p>
      <text:p text:style-name="P9">}</text:p>
      <text:p text:style-name="P9"/>
      <text:p text:style-name="P14">estructura de un User:</text:p>
      <text:p text:style-name="P14">{</text:p>
      <text:p text:style-name="P9"><text:s text:c="3"/>"user" : {</text:p>
      <text:p text:style-name="P9"><text:s text:c="6"/>"location" : &lt;user_location&gt;,</text:p>
      <text:p text:style-name="P9"><text:s text:c="6"/>"status" : &lt;user_status&gt;,</text:p>
      <text:p text:style-name="P9"><text:s text:c="6"/>"<text:span text:style-name="T8">profile_picture</text:span>" : &lt;<text:span text:style-name="T8">base64_picture</text:span>&gt;,</text:p>
      <text:p text:style-name="P9"><text:s text:c="6"/>"username" : &lt;username&gt;</text:p>
      <text:p text:style-name="P9"><text:s text:c="3"/>}</text:p>
      <text:p text:style-name="P14">}</text:p>
      <text:p text:style-name="P1"/>
      <text:p text:style-name="P2">Chat Activity</text:p>
      <text:p text:style-name="P1"/>
      <text:p text:style-name="P1"><text:span text:style-name="T6">servicio: /</text:span><text:span text:style-name="T7">sendMessage</text:span><text:span text:style-name="T1"> (POST)</text:span></text:p>
      <text:p text:style-name="P1"/>
      <text:p text:style-name="P1">cliente manda: </text:p>
      <text:p text:style-name="P13">{</text:p>
      <text:p text:style-name="P13"><text:s text:c="3"/>"<text:span text:style-name="T9">sendMessageService</text:span>" : {</text:p>
      <text:p text:style-name="P13"><text:s text:c="6"/>"msg_fromID" : &lt;user emisor&gt;,</text:p>
      <text:p text:style-name="P13"><text:s text:c="6"/>"msg_toID" : &lt;user receptor&gt;,</text:p>
      <text:p text:style-name="P13"><text:s text:c="6"/>"msg_text" : &lt;mensaje&gt;</text:p>
      <text:p text:style-name="P13"><text:s text:c="3"/>}</text:p>
      <text:p text:style-name="P13">}</text:p>
      <text:p text:style-name="P13"/>
      <text:p text:style-name="P14">servidor responde con un mensaje de OK o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4-15T07:14:40.087584805</dc:date>
    <meta:editing-duration>PT7M3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3" meta:paragraph-count="109" meta:word-count="317" meta:character-count="2426" meta:non-whitespace-character-count="1916"/>
  </office:meta>
</office:document-meta>
</file>